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3.485cm"/>
    </style:style>
    <style:style style:name="Tableau1.B" style:family="table-column">
      <style:table-column-properties style:column-width="13.515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485cm"/>
    </style:style>
    <style:style style:name="Tableau2.B" style:family="table-column">
      <style:table-column-properties style:column-width="13.515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3.485cm"/>
    </style:style>
    <style:style style:name="Tableau3.B" style:family="table-column">
      <style:table-column-properties style:column-width="13.515cm"/>
    </style:style>
    <style:style style:name="Tableau3.A1" style:family="table-cell">
      <style:table-cell-properties style:vertical-align="middle" fo:padding="0.049cm" fo:border="none"/>
    </style:style>
    <style:style style:name="Tableau4" style:family="table">
      <style:table-properties style:width="17cm" table:align="left"/>
    </style:style>
    <style:style style:name="Tableau4.A" style:family="table-column">
      <style:table-column-properties style:column-width="3.485cm"/>
    </style:style>
    <style:style style:name="Tableau4.B" style:family="table-column">
      <style:table-column-properties style:column-width="13.515cm"/>
    </style:style>
    <style:style style:name="Tableau4.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0c2721"/>
    </style:style>
    <style:style style:name="P3" style:family="paragraph" style:parent-style-name="Text_20_body">
      <style:paragraph-properties fo:text-align="center" style:justify-single-word="false"/>
      <style:text-properties officeooo:rsid="000aa364" officeooo:paragraph-rsid="000aa364"/>
    </style:style>
    <style:style style:name="P4" style:family="paragraph" style:parent-style-name="Text_20_body">
      <style:text-properties officeooo:rsid="000b821f" officeooo:paragraph-rsid="000c2721"/>
    </style:style>
    <style:style style:name="P5" style:family="paragraph" style:parent-style-name="Text_20_body">
      <style:text-properties officeooo:rsid="000c2721" officeooo:paragraph-rsid="000c2721"/>
    </style:style>
    <style:style style:name="P6" style:family="paragraph" style:parent-style-name="Text_20_body" style:list-style-name="L1">
      <style:text-properties officeooo:rsid="000c2721" officeooo:paragraph-rsid="000c2721"/>
    </style:style>
    <style:style style:name="P7" style:family="paragraph" style:parent-style-name="Text_20_body">
      <style:text-properties officeooo:paragraph-rsid="000c2721"/>
    </style:style>
    <style:style style:name="P8" style:family="paragraph" style:parent-style-name="Text_20_body" style:list-style-name="L1"/>
    <style:style style:name="P9" style:family="paragraph" style:parent-style-name="Text_20_body" style:list-style-name="L1">
      <style:text-properties officeooo:paragraph-rsid="000c2721"/>
    </style:style>
    <style:style style:name="P10" style:family="paragraph" style:parent-style-name="Text_20_body">
      <style:text-properties officeooo:rsid="000c8161" officeooo:paragraph-rsid="000c8161"/>
    </style:style>
    <style:style style:name="P11" style:family="paragraph" style:parent-style-name="Text_20_body">
      <style:text-properties officeooo:rsid="000f120f" officeooo:paragraph-rsid="000f120f"/>
    </style:style>
    <style:style style:name="P12" style:family="paragraph" style:parent-style-name="Text_20_body">
      <style:text-properties officeooo:paragraph-rsid="00105ffa"/>
    </style:style>
    <style:style style:name="P13" style:family="paragraph" style:parent-style-name="Text_20_body">
      <style:text-properties officeooo:paragraph-rsid="0012a729"/>
    </style:style>
    <style:style style:name="P14" style:family="paragraph" style:parent-style-name="Table_20_Contents">
      <style:text-properties officeooo:rsid="00105ffa" officeooo:paragraph-rsid="00105ffa"/>
    </style:style>
    <style:style style:name="P15" style:family="paragraph" style:parent-style-name="Table_20_Contents" style:list-style-name="L2">
      <style:text-properties officeooo:rsid="00105ffa" officeooo:paragraph-rsid="00105ffa"/>
    </style:style>
    <style:style style:name="P16" style:family="paragraph" style:parent-style-name="Table_20_Contents">
      <style:text-properties officeooo:rsid="00105ffa" officeooo:paragraph-rsid="0010f21b"/>
    </style:style>
    <style:style style:name="P17" style:family="paragraph" style:parent-style-name="Table_20_Contents">
      <style:text-properties officeooo:rsid="00105ffa" officeooo:paragraph-rsid="0012a729"/>
    </style:style>
    <style:style style:name="P18" style:family="paragraph" style:parent-style-name="Table_20_Contents">
      <style:text-properties officeooo:paragraph-rsid="00105ffa"/>
    </style:style>
    <style:style style:name="P19" style:family="paragraph" style:parent-style-name="Table_20_Contents" style:list-style-name="L3">
      <style:text-properties officeooo:paragraph-rsid="00105ffa"/>
    </style:style>
    <style:style style:name="P20" style:family="paragraph" style:parent-style-name="Table_20_Contents">
      <style:text-properties officeooo:paragraph-rsid="0010f21b"/>
    </style:style>
    <style:style style:name="P21" style:family="paragraph" style:parent-style-name="Table_20_Contents" style:list-style-name="L2">
      <style:text-properties officeooo:rsid="0010f21b" officeooo:paragraph-rsid="0010f21b"/>
    </style:style>
    <style:style style:name="P22" style:family="paragraph" style:parent-style-name="Table_20_Contents">
      <style:text-properties officeooo:paragraph-rsid="0012a729"/>
    </style:style>
    <style:style style:name="P23" style:family="paragraph" style:parent-style-name="Table_20_Contents" style:list-style-name="L2">
      <style:text-properties officeooo:rsid="0012a729" officeooo:paragraph-rsid="0012a729"/>
    </style:style>
    <style:style style:name="P24" style:family="paragraph" style:parent-style-name="Title">
      <style:text-properties officeooo:rsid="000aa364" officeooo:paragraph-rsid="000aa364"/>
    </style:style>
    <style:style style:name="P25" style:family="paragraph" style:parent-style-name="Header">
      <style:paragraph-properties fo:text-align="start" style:justify-single-word="false"/>
      <style:text-properties officeooo:rsid="000aa364" officeooo:paragraph-rsid="000aa364"/>
    </style:style>
    <style:style style:name="P26" style:family="paragraph" style:parent-style-name="Header">
      <style:paragraph-properties fo:text-align="start" style:justify-single-word="false"/>
      <style:text-properties officeooo:rsid="000aa364" officeooo:paragraph-rsid="000f120f"/>
    </style:style>
    <style:style style:name="T1" style:family="text">
      <style:text-properties officeooo:rsid="000c2721"/>
    </style:style>
    <style:style style:name="T2" style:family="text">
      <style:text-properties officeooo:rsid="000d99b4"/>
    </style:style>
    <style:style style:name="T3" style:family="text">
      <style:text-properties officeooo:rsid="000f120f"/>
    </style:style>
    <style:style style:name="T4" style:family="text">
      <style:text-properties officeooo:rsid="00105ffa"/>
    </style:style>
    <style:style style:name="T5" style:family="text">
      <style:text-properties officeooo:rsid="0012a7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Title"/>
      <text:p text:style-name="Title"/>
      <text:p text:style-name="Title"/>
      <text:p text:style-name="Title">Cahier des charges</text:p>
      <text:p text:style-name="Subtitle">Projet technologique</text:p>
      <text:p text:style-name="Text_20_body"/>
      <text:p text:style-name="Text_20_body"/>
      <text:p text:style-name="Text_20_body"/>
      <text:p text:style-name="P3">RIOU Maxence</text:p>
      <text:p text:style-name="P3">PAQUE Célia</text:p>
      <text:p text:style-name="P3">MOUHOUB Nourddine</text:p>
      <text:p text:style-name="P3">PORTRON Clovis</text:p>
      <text:h text:style-name="P1" text:outline-level="1">Avant-propos</text:h>
      <text:p text:style-name="Text_20_body"/>
      <text:p text:style-name="P4">Ce document vise à fournir une description exhaustive des <text:span text:style-name="T1">besoins relatifs à la réalisation du projet proposé en Licence 3 mention informatique au sein de l’Université de Bordeaux.</text:span></text:p>
      <text:p text:style-name="P4"/>
      <text:p text:style-name="P5">La mairie de Pessac joue ici le rôle de client, en ayant exprimé son besoin de plateforme d’information, fournissant ainsi un cadre au projet.</text:p>
      <text:h text:style-name="P2" text:outline-level="1">Présentation générale du besoin <text:span text:style-name="T3">et objectifs</text:span></text:h>
      <text:p text:style-name="Text_20_body"/>
      <text:p text:style-name="P7"><text:span text:style-name="T1">La mairie de Pessac souhaite disposer d’une plateforme en ligne </text:span>accessible et intuitive permettant aux personnes les moins à l’aise avec l’outil informatique de trouver une réponse à leurs questions <text:span text:style-name="T1">en lien avec la vie communautaire</text:span>.</text:p>
      <text:p text:style-name="Text_20_body"><text:span text:style-name="T1">De plus, il sera nécessaire de c</text:span>réer un outil pour les agents du service leur permettant de répertorier l’offre à destination de ce public et de suivre son évolution dans la commune.</text:p>
      <text:p text:style-name="P7"><text:span text:style-name="T1">Dans l’esprit du client, il s’agit de mettre en place une base de données </text:span>recensant l’ensemble des services pour les <text:span text:style-name="T1">seniors</text:span> et les personnes handicapées <text:span text:style-name="T1">tels que l’</text:span>aide à domicile, <text:span text:style-name="T1">des </text:span>soins infirmiers, <text:span text:style-name="T1">des </text:span>loisirs <text:span text:style-name="T1">etc...</text:span></text:p>
      <text:p text:style-name="Text_20_body">Reliée au site internet de la ville, cette base de données permettrait de visualiser les services disponibles en les géolocalisant.</text:p>
      <text:p text:style-name="P7"><text:span text:style-name="T1">Dans les grandes ligne, il faudrait : </text:span></text:p>
      <text:list xml:id="list1378735088588064122" text:style-name="L1">
        <text:list-item>
          <text:p text:style-name="P6">Créer un espace répertoriant les services disponibles.</text:p>
        </text:list-item>
        <text:list-item>
          <text:p text:style-name="P9">Créer un espace où les personnes âgées ou leurs familles pourraient poser leurs questions.</text:p>
        </text:list-item>
        <text:list-item>
          <text:p text:style-name="P8"><text:span text:style-name="T1">Créer un espace pour rassembler les propositions des habitants de la commune qui souhaiteraient s’investir dans le bénévolat et notamment aider les plus âgées via des visites de courtoisie, de l’aide aux petits travaux, de l’aides aux transports, etc.</text:span> </text:p>
        </text:list-item>
      </text:list>
      <text:h text:style-name="P1" text:outline-level="1">Présentation <text:span text:style-name="T2">et analyse </text:span>de l’existant</text:h>
      <text:p text:style-name="P5">La mairie de Pessac dispose d’un site Internet dynamique regroupant un certain nombre d’informations. </text:p>
      <text:p text:style-name="P5">On estime donc qu’<text:span text:style-name="T2">elle</text:span> dispose d’un système d’hébergement permettant l’usage d’une base de données. </text:p>
      <text:p text:style-name="P10">Etant donné le manque d’informations, on estimeras que le site internet existant n’est pas extensible. Nous construirons donc notre système de manière à ce qu’il soit autonome, dans le sens où il disposera de sa propre base de données, et ne viendra pas se greffer directement au code existant. </text:p>
      <text:p text:style-name="P10">Le lien entre la plateforme que nous allons réaliser et le site existant demandé se réalisera donc à travers un simple un lien hypertexte permettant de passer du site de la mairie à notre système, de façon à ce que cette transition soit transparente pour l’utilisateur. </text:p>
      <text:h text:style-name="P1" text:outline-level="1">Périmètre</text:h>
      <text:p text:style-name="P11">Le système à développer se limite à un secteur géographique bien défini, le territoire de la commune de Pessac. Il est donc nécessaire de se concentrer sur cette population particulière. </text:p>
      <text:p text:style-name="P11">De plus, étant donné les objectifs précédemment présentés, cette plateforme se destine à être utilisée par un public n’étant pas spécialement habitué aux nouvelles technologies et aux pratiques qui leurs sont associées, ou alors, ne disposant pas de la totalité de ses possibilités de perception et d’action.</text:p>
      <text:p text:style-name="P11">Un soin tout particulier devra donc être porté à l’ergonomie de l’interface. E.g : Toute icône devra être légendée, étant donné que sa signification pourrait ne pas être évidente pour un non-initié.</text:p>
      <text:h text:style-name="P1" text:outline-level="1">Description Fonctionnelle</text:h>
      <text:p text:style-name="Text_20_body"/>
      <table:table table:name="Tableau1" table:style-name="Tableau1">
        <table:table-column table:style-name="Tableau1.A"/>
        <table:table-column table:style-name="Tableau1.B"/>
        <table:table-row>
          <table:table-cell table:style-name="Tableau1.A1" table:number-columns-spanned="2" office:value-type="string">
            <text:p text:style-name="Table_20_Contents">Fonction : <text:span text:style-name="T4">Page présentant la liste des services existants </text:span></text:p>
          </table:table-cell>
          <table:covered-table-cell/>
        </table:table-row>
        <table:table-row>
          <table:table-cell table:style-name="Tableau1.A1" office:value-type="string">
            <text:p text:style-name="Table_20_Contents">Objectif </text:p>
          </table:table-cell>
          <table:table-cell table:style-name="Tableau1.A1" office:value-type="string">
            <text:p text:style-name="Table_20_Contents">Accéder facilement à <text:span text:style-name="T4">tout les services existants</text:span></text:p>
          </table:table-cell>
        </table:table-row>
        <table:table-row>
          <table:table-cell table:style-name="Tableau1.A1" office:value-type="string">
            <text:p text:style-name="P14">Sous-fonctions</text:p>
          </table:table-cell>
          <table:table-cell table:style-name="Tableau1.A1" office:value-type="string">
            <text:list xml:id="list8803773702662991910" text:style-name="L3">
              <text:list-item>
                <text:p text:style-name="P19"><text:span text:style-name="T4">Être en mesure de regrouper ces services par catégories</text:span></text:p>
              </text:list-item>
            </text:list>
          </table:table-cell>
        </table:table-row>
        <table:table-row>
          <table:table-cell table:style-name="Tableau1.A1" office:value-type="string">
            <text:p text:style-name="Table_20_Contents">Contraintes / règles de gestion</text:p>
          </table:table-cell>
          <table:table-cell table:style-name="Tableau1.A1" office:value-type="string">
            <text:p text:style-name="P14">Cette section est accessible à tout le monde.</text:p>
          </table:table-cell>
        </table:table-row>
      </table:table>
      <text:p text:style-name="Text_20_body"/>
      <table:table table:name="Tableau2" table:style-name="Tableau2">
        <table:table-column table:style-name="Tableau2.A"/>
        <table:table-column table:style-name="Tableau2.B"/>
        <table:table-row>
          <table:table-cell table:style-name="Tableau2.A1" table:number-columns-spanned="2" office:value-type="string">
            <text:p text:style-name="P18">Fonction : <text:span text:style-name="T4">Espace permettant aux administrés de poser des questions</text:span></text:p>
          </table:table-cell>
          <table:covered-table-cell/>
        </table:table-row>
        <table:table-row>
          <table:table-cell table:style-name="Tableau2.A1" office:value-type="string">
            <text:p text:style-name="P18">Objectif </text:p>
          </table:table-cell>
          <table:table-cell table:style-name="Tableau2.A1" office:value-type="string">
            <text:list xml:id="list2053219331778596821" text:style-name="L2">
              <text:list-header>
                <text:p text:style-name="P15">Favoriser le partage et la communication administrés/mairie</text:p>
              </text:list-header>
            </text:list>
          </table:table-cell>
        </table:table-row>
        <table:table-row>
          <table:table-cell table:style-name="Tableau2.A1" office:value-type="string">
            <text:p text:style-name="P14">Sous-fonctions</text:p>
          </table:table-cell>
          <table:table-cell table:style-name="Tableau2.A1" office:value-type="string">
            <text:list xml:id="list152513063587008" text:continue-numbering="true" text:style-name="L2">
              <text:list-item>
                <text:p text:style-name="P15">Proposer un moteur de recherche</text:p>
              </text:list-item>
              <text:list-item>
                <text:p text:style-name="P15">Proposer système de recherche par liste</text:p>
              </text:list-item>
              <text:list-item>
                <text:p text:style-name="P15">Afficher page d’accueil présentant les questions avec le plus <text:span text:style-name="T5">d’intérêt.</text:span></text:p>
              </text:list-item>
              <text:list-item>
                <text:p text:style-name="P15">Être en mesure de regrouper les questions par thème.</text:p>
              </text:list-item>
            </text:list>
          </table:table-cell>
        </table:table-row>
        <table:table-row>
          <table:table-cell table:style-name="Tableau2.A1" office:value-type="string">
            <text:p text:style-name="P18">Contraintes / règles de gestion</text:p>
          </table:table-cell>
          <table:table-cell table:style-name="Tableau2.A1" office:value-type="string">
            <text:p text:style-name="P14">Cette section est accessible à tout le monde. En revanche, poser une question nécessite d’être authentifié.</text:p>
          </table:table-cell>
        </table:table-row>
      </table:table>
      <text:p text:style-name="P12"/>
      <table:table table:name="Tableau3" table:style-name="Tableau3">
        <table:table-column table:style-name="Tableau3.A"/>
        <table:table-column table:style-name="Tableau3.B"/>
        <table:table-row>
          <table:table-cell table:style-name="Tableau3.A1" table:number-columns-spanned="2" office:value-type="string">
            <text:p text:style-name="P20">Fonction : <text:span text:style-name="T4">Espace personnel personnalisé par utilisateur</text:span></text:p>
          </table:table-cell>
          <table:covered-table-cell/>
        </table:table-row>
        <table:table-row>
          <table:table-cell table:style-name="Tableau3.A1" office:value-type="string">
            <text:p text:style-name="P20">Objectif </text:p>
          </table:table-cell>
          <table:table-cell table:style-name="Tableau3.A1" office:value-type="string">
            <text:list xml:id="list152513499908773" text:continue-numbering="true" text:style-name="L2">
              <text:list-header>
                <text:p text:style-name="P21">Présenter de manière rapide à l’utilisateur les informations qui le concernent.</text:p>
              </text:list-header>
            </text:list>
          </table:table-cell>
        </table:table-row>
        <table:table-row>
          <table:table-cell table:style-name="Tableau3.A1" office:value-type="string">
            <text:p text:style-name="P16">Sous-fonctions</text:p>
          </table:table-cell>
          <table:table-cell table:style-name="Tableau3.A1" office:value-type="string">
            <text:list xml:id="list152513025653621" text:continue-numbering="true" text:style-name="L2">
              <text:list-item>
                <text:p text:style-name="P21">Création de compte.</text:p>
              </text:list-item>
              <text:list-item>
                <text:p text:style-name="P21">Connexion.</text:p>
              </text:list-item>
              <text:list-item>
                <text:p text:style-name="P21">Édition de compte (précision concernant mon état).</text:p>
              </text:list-item>
              <text:list-item>
                <text:p text:style-name="P21">Présentation des questions posées et leur réponse.</text:p>
              </text:list-item>
              <text:list-item>
                <text:p text:style-name="P21">Présentation des services qui concernent directement l’utilisateur.</text:p>
              </text:list-item>
              <text:list-item>
                <text:p text:style-name="P23">Possibilité de proposer un service.</text:p>
              </text:list-item>
            </text:list>
          </table:table-cell>
        </table:table-row>
        <table:table-row>
          <table:table-cell table:style-name="Tableau3.A1" office:value-type="string">
            <text:p text:style-name="P20">Contraintes / règles de gestion</text:p>
          </table:table-cell>
          <table:table-cell table:style-name="Tableau3.A1" office:value-type="string">
            <text:p text:style-name="P16">Cette <text:span text:style-name="T5">section n’est accessible que via connexion.</text:span></text:p>
          </table:table-cell>
        </table:table-row>
      </table:table>
      <text:p text:style-name="P13"/>
      <table:table table:name="Tableau4" table:style-name="Tableau4">
        <table:table-column table:style-name="Tableau4.A"/>
        <table:table-column table:style-name="Tableau4.B"/>
        <table:table-row>
          <table:table-cell table:style-name="Tableau4.A1" table:number-columns-spanned="2" office:value-type="string">
            <text:p text:style-name="P22">Fonction : <text:span text:style-name="T5">Centre d’administration</text:span></text:p>
          </table:table-cell>
          <table:covered-table-cell/>
        </table:table-row>
        <table:table-row>
          <table:table-cell table:style-name="Tableau4.A1" office:value-type="string">
            <text:p text:style-name="P22">Objectif </text:p>
          </table:table-cell>
          <table:table-cell table:style-name="Tableau4.A1" office:value-type="string">
            <text:list xml:id="list152512410435552" text:continue-numbering="true" text:style-name="L2">
              <text:list-header>
                <text:p text:style-name="P23">Permettre la gestion de la plateforme</text:p>
              </text:list-header>
            </text:list>
          </table:table-cell>
        </table:table-row>
        <table:table-row>
          <table:table-cell table:style-name="Tableau4.A1" office:value-type="string">
            <text:p text:style-name="P17">Sous-fonctions</text:p>
          </table:table-cell>
          <table:table-cell table:style-name="Tableau4.A1" office:value-type="string">
            <text:list xml:id="list152512064248395" text:continue-numbering="true" text:style-name="L2">
              <text:list-item>
                <text:p text:style-name="P23">Administration des questions (suppression de questions offensantes)</text:p>
              </text:list-item>
              <text:list-item>
                <text:p text:style-name="P23">Administration des utilisateurs <text:s/>(suppression d’utilisateur, possibilité de bannir un utilisateur)</text:p>
              </text:list-item>
              <text:list-item>
                <text:p text:style-name="P23">Administration des services (suppression et ajout de services de par la mairie).</text:p>
              </text:list-item>
            </text:list>
          </table:table-cell>
        </table:table-row>
        <table:table-row>
          <table:table-cell table:style-name="Tableau4.A1" office:value-type="string">
            <text:p text:style-name="P22">Contraintes / règles de gestion</text:p>
          </table:table-cell>
          <table:table-cell table:style-name="Tableau4.A1" office:value-type="string">
            <text:p text:style-name="P17">Cette section est accessible à tout le monde. En revanche, poser une question nécessite d’être authentifié.</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a364" officeooo:paragraph-rsid="000f120f"/>
    </style:style>
    <style:style style:name="MP2" style:family="paragraph" style:parent-style-name="Header">
      <style:paragraph-properties fo:text-align="start" style:justify-single-word="false"/>
      <style:text-properties officeooo:rsid="000aa364" officeooo:paragraph-rsid="000aa3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10/02/2017<text:tab/><text:tab/>Cahier des charges – projet technologique</text:p>
      </style:header>
      <style:header-first>
        <text:p text:style-name="MP2">10/02/2017<text:tab/><text:tab/>Cahier des charges – projet technologique</text:p>
      </style:header-first>
      <style:header-left>
        <text:p text:style-name="MP2">10/02/2017<text:tab/><text:tab/>Cahier des charges – projet technologiqu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0T15:25:11.697394528</dc:date>
    <meta:editing-duration>PT40M51S</meta:editing-duration>
    <meta:editing-cycles>6</meta:editing-cycles>
    <meta:generator>LibreOffice/5.1.4.2$Linux_X86_64 LibreOffice_project/10m0$Build-2</meta:generator>
    <meta:document-statistic meta:table-count="4" meta:image-count="0" meta:object-count="0" meta:page-count="6" meta:paragraph-count="69" meta:word-count="775" meta:character-count="5070" meta:non-whitespace-character-count="4365"/>
  </office:meta>
</office:document-meta>
</file>